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17">
            <text:p>17</text:p>
          </table:table-cell>
          <table:table-cell table:formula="oooc:=[.K5]/[.K10]" office:value-type="percentage" office:value="0.119718309859155">
            <text:p>12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3">
            <text:p>13</text:p>
          </table:table-cell>
          <table:table-cell table:style-name="ce15" table:formula="oooc:=[.K6]/[.K10]" office:value-type="percentage" office:value="0.0915492957746479">
            <text:p>9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91">
            <text:p>91</text:p>
          </table:table-cell>
          <table:table-cell table:style-name="ce15" table:formula="oooc:=([.K7]/[.K10])" office:value-type="percentage" office:value="0.640845070422535">
            <text:p>64,1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9">19/02/2007</text:date>, <text:time>09.30.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19T09:30:01</dc:date>
    <dc:language>it-IT</dc:language>
    <meta:editing-cycles>114</meta:editing-cycles>
    <meta:editing-duration>P3DT3H49M2S</meta:editing-duration>
    <meta:user-defined meta:name="Info 1"/>
    <meta:user-defined meta:name="Info 2"/>
    <meta:user-defined meta:name="Info 3"/>
    <meta:user-defined meta:name="Info 4"/>
    <meta:document-statistic meta:table-count="3" meta:cell-count="796"/>
  </office:meta>
</office:document-meta>
</file>